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" svg:font-family="Courier, monospace"/>
    <style:font-face style:name="OpenSymbol" svg:font-family="OpenSymbol"/>
    <style:font-face style:name="Times" svg:font-family="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ext_20_body" style:list-style-name="L1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Text_20_body" style:list-style-name="L2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7" style:family="paragraph" style:parent-style-name="Text_20_body" style:list-style-name="L3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8" style:family="paragraph" style:parent-style-name="Text_20_body" style:list-style-name="L3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9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0" style:family="paragraph" style:parent-style-name="Text_20_body" style:list-style-name="L4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1" style:family="paragraph" style:parent-style-name="Text_20_body" style:list-style-name="L4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2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3" style:family="paragraph" style:parent-style-name="Text_20_body" style:list-style-name="L5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4" style:family="paragraph" style:parent-style-name="Text_20_body" style:list-style-name="L6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5" style:family="paragraph" style:parent-style-name="Text_20_body" style:list-style-name="L8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6" style:family="paragraph" style:parent-style-name="Text_20_body" style:list-style-name="L9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7" style:family="paragraph" style:parent-style-name="Text_20_body" style:list-style-name="L10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8" style:family="paragraph" style:parent-style-name="Text_20_body" style:list-style-name="L11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19" style:family="paragraph" style:parent-style-name="Text_20_body" style:list-style-name="L12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20" style:family="paragraph" style:parent-style-name="Text_20_body" style:list-style-name="L14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21" style:family="paragraph" style:parent-style-name="Text_20_body" style:list-style-name="L15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22" style:family="paragraph" style:parent-style-name="Text_20_body" style:list-style-name="L16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23" style:family="paragraph" style:parent-style-name="Text_20_body" style:list-style-name="L18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24" style:family="paragraph" style:parent-style-name="Text_20_body" style:list-style-name="L19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25" style:family="paragraph" style:parent-style-name="Text_20_body" style:list-style-name="L20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26" style:family="paragraph" style:parent-style-name="Text_20_body" style:list-style-name="L21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27" style:family="paragraph" style:parent-style-name="Text_20_body" style:list-style-name="L22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28" style:family="paragraph" style:parent-style-name="Text_20_body" style:list-style-name="L23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29" style:family="paragraph" style:parent-style-name="Text_20_body" style:list-style-name="L24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30" style:family="paragraph" style:parent-style-name="Text_20_body" style:list-style-name="L25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31" style:family="paragraph" style:parent-style-name="Text_20_body" style:list-style-name="L26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32" style:family="paragraph" style:parent-style-name="Text_20_body" style:list-style-name="L27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33" style:family="paragraph" style:parent-style-name="Text_20_body" style:list-style-name="L29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34" style:family="paragraph" style:parent-style-name="Text_20_body" style:list-style-name="L30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35" style:family="paragraph" style:parent-style-name="Text_20_body" style:list-style-name="L32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36" style:family="paragraph" style:parent-style-name="Text_20_body" style:list-style-name="L35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37" style:family="paragraph" style:parent-style-name="Text_20_body" style:list-style-name="L36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38" style:family="paragraph" style:parent-style-name="Text_20_body" style:list-style-name="L37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39" style:family="paragraph" style:parent-style-name="Text_20_body" style:list-style-name="L38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40" style:family="paragraph" style:parent-style-name="Text_20_body" style:list-style-name="L39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41" style:family="paragraph" style:parent-style-name="Text_20_body" style:list-style-name="L40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42" style:family="paragraph" style:parent-style-name="Text_20_body" style:list-style-name="L42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43" style:family="paragraph" style:parent-style-name="Text_20_body" style:list-style-name="L44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44" style:family="paragraph" style:parent-style-name="Text_20_body" style:list-style-name="L45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45" style:family="paragraph" style:parent-style-name="Text_20_body" style:list-style-name="L46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46" style:family="paragraph" style:parent-style-name="Text_20_body" style:list-style-name="L47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normal" style:font-weight-complex="normal"/>
    </style:style>
    <style:style style:name="P47" style:family="paragraph" style:parent-style-name="Text_20_body" style:list-style-name="L2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bold" style:font-weight-complex="bold"/>
    </style:style>
    <style:style style:name="P48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weight="normal" style:font-weight-asian="bold" style:font-weight-complex="bold"/>
    </style:style>
    <style:style style:name="P49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</style:style>
    <style:style style:name="P50" style:family="paragraph" style:parent-style-name="Text_20_body" style:list-style-name="L48">
      <style:paragraph-properties loext:contextual-spacing="false" fo:margin-top="0in" fo:margin-bottom="0in" fo:line-height="120%" fo:text-align="start" style:justify-single-word="false" style:writing-mode="lr-tb"/>
    </style:style>
    <style:style style:name="P51" style:family="paragraph" style:parent-style-name="Text_20_body" style:list-style-name="L49">
      <style:paragraph-properties loext:contextual-spacing="false" fo:margin-top="0in" fo:margin-bottom="0in" fo:line-height="120%" fo:text-align="start" style:justify-single-word="false" style:writing-mode="lr-tb"/>
    </style:style>
    <style:style style:name="P52" style:family="paragraph" style:parent-style-name="Text_20_body" style:list-style-name="L50">
      <style:paragraph-properties loext:contextual-spacing="false" fo:margin-top="0in" fo:margin-bottom="0in" fo:line-height="120%" fo:text-align="start" style:justify-single-word="false" style:writing-mode="lr-tb"/>
    </style:style>
    <style:style style:name="P53" style:family="paragraph" style:parent-style-name="Text_20_body" style:list-style-name="L51">
      <style:paragraph-properties loext:contextual-spacing="false" fo:margin-top="0in" fo:margin-bottom="0in" fo:line-height="120%" fo:text-align="start" style:justify-single-word="false" style:writing-mode="lr-tb"/>
    </style:style>
    <style:style style:name="P54" style:family="paragraph" style:parent-style-name="Text_20_body" style:list-style-name="L52">
      <style:paragraph-properties loext:contextual-spacing="false" fo:margin-top="0in" fo:margin-bottom="0in" fo:line-height="120%" fo:text-align="start" style:justify-single-word="false" style:writing-mode="lr-tb"/>
    </style:style>
    <style:style style:name="P55" style:family="paragraph" style:parent-style-name="Text_20_body" style:list-style-name="L5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56" style:family="paragraph" style:parent-style-name="Text_20_body" style:list-style-name="L6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57" style:family="paragraph" style:parent-style-name="Text_20_body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58" style:family="paragraph" style:parent-style-name="Text_20_body" style:list-style-name="L7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59" style:family="paragraph" style:parent-style-name="Text_20_body" style:list-style-name="L8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60" style:family="paragraph" style:parent-style-name="Text_20_body" style:list-style-name="L9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61" style:family="paragraph" style:parent-style-name="Text_20_body" style:list-style-name="L10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62" style:family="paragraph" style:parent-style-name="Text_20_body" style:list-style-name="L11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63" style:family="paragraph" style:parent-style-name="Text_20_body" style:list-style-name="L12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64" style:family="paragraph" style:parent-style-name="Text_20_body" style:list-style-name="L13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65" style:family="paragraph" style:parent-style-name="Text_20_body" style:list-style-name="L14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66" style:family="paragraph" style:parent-style-name="Text_20_body" style:list-style-name="L15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67" style:family="paragraph" style:parent-style-name="Text_20_body" style:list-style-name="L16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68" style:family="paragraph" style:parent-style-name="Text_20_body" style:list-style-name="L17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69" style:family="paragraph" style:parent-style-name="Text_20_body" style:list-style-name="L18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70" style:family="paragraph" style:parent-style-name="Text_20_body" style:list-style-name="L19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71" style:family="paragraph" style:parent-style-name="Text_20_body" style:list-style-name="L20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72" style:family="paragraph" style:parent-style-name="Text_20_body" style:list-style-name="L21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73" style:family="paragraph" style:parent-style-name="Text_20_body" style:list-style-name="L22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74" style:family="paragraph" style:parent-style-name="Text_20_body" style:list-style-name="L23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75" style:family="paragraph" style:parent-style-name="Text_20_body" style:list-style-name="L24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76" style:family="paragraph" style:parent-style-name="Text_20_body" style:list-style-name="L25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77" style:family="paragraph" style:parent-style-name="Text_20_body" style:list-style-name="L26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78" style:family="paragraph" style:parent-style-name="Text_20_body" style:list-style-name="L27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79" style:family="paragraph" style:parent-style-name="Text_20_body" style:list-style-name="L28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80" style:family="paragraph" style:parent-style-name="Text_20_body" style:list-style-name="L29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81" style:family="paragraph" style:parent-style-name="Text_20_body" style:list-style-name="L30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82" style:family="paragraph" style:parent-style-name="Text_20_body" style:list-style-name="L31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83" style:family="paragraph" style:parent-style-name="Text_20_body" style:list-style-name="L32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84" style:family="paragraph" style:parent-style-name="Text_20_body" style:list-style-name="L33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85" style:family="paragraph" style:parent-style-name="Text_20_body" style:list-style-name="L34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86" style:family="paragraph" style:parent-style-name="Text_20_body" style:list-style-name="L35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87" style:family="paragraph" style:parent-style-name="Text_20_body" style:list-style-name="L36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88" style:family="paragraph" style:parent-style-name="Text_20_body" style:list-style-name="L37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89" style:family="paragraph" style:parent-style-name="Text_20_body" style:list-style-name="L38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90" style:family="paragraph" style:parent-style-name="Text_20_body" style:list-style-name="L39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91" style:family="paragraph" style:parent-style-name="Text_20_body" style:list-style-name="L40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92" style:family="paragraph" style:parent-style-name="Text_20_body" style:list-style-name="L41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93" style:family="paragraph" style:parent-style-name="Text_20_body" style:list-style-name="L42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94" style:family="paragraph" style:parent-style-name="Text_20_body" style:list-style-name="L43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95" style:family="paragraph" style:parent-style-name="Text_20_body" style:list-style-name="L44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P96" style:family="paragraph" style:parent-style-name="Text_20_body" style:list-style-name="L45">
      <style:paragraph-properties loext:contextual-spacing="false" fo:margin-top="0in" fo:margin-bottom="0in" fo:line-height="120%" fo:text-align="start" style:justify-single-word="false"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 loext:char-shading-value="0"/>
    </style:style>
    <style:style style:name="T2" style:family="text"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style:font-weight-asian="bold" style:font-weight-complex="bold" loext:char-shading-value="0"/>
    </style:style>
    <style:style style:name="T3" style:family="text">
      <style:text-properties fo:font-variant="normal" fo:text-transform="none" fo:color="#333333" style:text-line-through-style="none" style:font-name="Times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333333" style:text-line-through-style="none" style:font-name="Times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333333" style:text-line-through-style="none" style:font-name="Times" fo:font-size="12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 loext:char-shading-value="0"/>
    </style:style>
    <style:style style:name="T7" style:family="text">
      <style:text-properties fo:font-variant="normal" fo:text-transform="none" fo:color="#333333" style:text-line-through-style="none" style:font-name="Times" fo:font-size="12pt" fo:font-style="normal" style:text-underline-style="none" fo:font-weight="normal" style:text-blinking="false" fo:background-color="transparent" style:font-weight-asian="normal" style:font-weight-complex="normal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Johnson</text:p>
      <text:p text:style-name="P1"/>
      <text:p text:style-name="P2">Basics</text:p>
      <text:list xml:id="list987406543900515010" text:style-name="L1">
        <text:list-item>
          <text:p text:style-name="P3">What is an expression?</text:p>
          <text:p text:style-name="P4"><text:span text:style-name="T1">A valid unit of code the resolves to a value</text:span></text:p>
        </text:list-item>
      </text:list>
      <text:p text:style-name="P5"><text:span text:style-name="T4"/></text:p>
      <text:list xml:id="list3837754538672725329" text:style-name="L2">
        <text:list-item>
          <text:p text:style-name="P6"><text:span text:style-name="T4">What is a syntax error?</text:span></text:p>
          <text:p text:style-name="P47"><text:span text:style-name="T3">An error that is the result of code that does not adhere to the “grammitcal” rules of a programming language.</text:span></text:p>
        </text:list-item>
      </text:list>
      <text:p text:style-name="P48"><text:span text:style-name="T3"/></text:p>
      <text:list xml:id="list5315508213917350370" text:style-name="L3">
        <text:list-item>
          <text:p text:style-name="P7"><text:span text:style-name="T4">What is PEP8?</text:span></text:p>
          <text:p text:style-name="P7"><text:span text:style-name="T3">The standard that defines how python code should be structured.</text:span></text:p>
        </text:list-item>
      </text:list>
      <text:p text:style-name="P5"><text:span text:style-name="T3"/></text:p>
      <text:list xml:id="list438411423109100481" text:style-name="L4">
        <text:list-item>
          <text:p text:style-name="P10"><text:span text:style-name="T4">What does a linter do?</text:span></text:p>
          <text:p text:style-name="P10"><text:span text:style-name="T3">It checks Python code to ensure it complies with PEP8</text:span></text:p>
        </text:list-item>
      </text:list>
      <text:p text:style-name="P5"><text:span text:style-name="T3"/></text:p>
      <text:list xml:id="list535936734674828381" text:style-name="L5">
        <text:list-item>
          <text:p text:style-name="P13"><text:span text:style-name="T4">What is the result of this expression: “*” * 10</text:span></text:p>
          <text:p text:style-name="P55"><text:span text:style-name="T4">“**********”</text:span></text:p>
        </text:list-item>
      </text:list>
      <text:p text:style-name="P5"><text:span text:style-name="T4"/></text:p>
      <text:list xml:id="list3229325797108579853" text:style-name="L6">
        <text:list-item>
          <text:p text:style-name="P14"><text:span text:style-name="T4">What is CPython?</text:span></text:p>
          <text:p text:style-name="P56"><text:span text:style-name="T4">A Python interpreter that is written in the C programming language.</text:span></text:p>
        </text:list-item>
      </text:list>
      <text:p text:style-name="P57"><text:span text:style-name="T6"/></text:p>
      <text:list xml:id="list8721024186864609564" text:style-name="L7">
        <text:list-item>
          <text:p text:style-name="P58"><text:span text:style-name="T6">How is CPython different from Jython?</text:span></text:p>
          <text:p text:style-name="P58"><text:span text:style-name="T4">Jython compiles Python code into Java bytecode.</text:span></text:p>
        </text:list-item>
      </text:list>
      <text:p text:style-name="P57"><text:span text:style-name="T4"/></text:p>
      <text:list xml:id="list1242487091674519633" text:style-name="L8">
        <text:list-item>
          <text:p text:style-name="P15"><text:span text:style-name="T4">How is CPython different from IronPython?</text:span></text:p>
          <text:p text:style-name="P59"><text:span text:style-name="T4">IronPython is part of the .NET framework and allows python to use .NET libraries.</text:span></text:p>
        </text:list-item>
      </text:list>
      <text:p text:style-name="P57"><text:span text:style-name="T4"/></text:p>
      <text:p text:style-name="P57"><text:span text:style-name="T4">Primitive Types</text:span></text:p>
      <text:list xml:id="list2803517288365223045" text:style-name="L9">
        <text:list-item>
          <text:p text:style-name="P16"><text:span text:style-name="T4">What is a variable?</text:span></text:p>
          <text:p text:style-name="P60"><text:span text:style-name="T4">A user-defined term that is used to reference a value or object stored in memory.</text:span></text:p>
        </text:list-item>
      </text:list>
      <text:p text:style-name="P5"><text:span text:style-name="T4"/></text:p>
      <text:list xml:id="list8861561785659944807" text:style-name="L10">
        <text:list-item>
          <text:p text:style-name="P17"><text:span text:style-name="T4">What are the primitive built-in types in Python?</text:span></text:p>
          <text:p text:style-name="P61"><text:span text:style-name="T4">String, Boolean, Integer, and Float</text:span></text:p>
        </text:list-item>
      </text:list>
      <text:p text:style-name="P57"><text:span text:style-name="T4"/></text:p>
      <text:list xml:id="list4194328380562221264" text:style-name="L11">
        <text:list-item>
          <text:p text:style-name="P18"><text:span text:style-name="T4">When should we use “”” (triple quotes) to define strings?</text:span></text:p>
          <text:p text:style-name="P62"><text:span text:style-name="T4">Triple quotes are used to define multi-line strings.</text:span></text:p>
        </text:list-item>
      </text:list>
      <text:p text:style-name="P57"><text:span text:style-name="T4"/></text:p>
      <text:list xml:id="list5945915152653678784" text:style-name="L12">
        <text:list-item>
          <text:p text:style-name="P19"><text:span text:style-name="T4">Assuming (name = “John Smith”), what does name[1] return?</text:span></text:p>
          <text:p text:style-name="P63"><text:span text:style-name="T4">'o'</text:span></text:p>
        </text:list-item>
      </text:list>
      <text:p text:style-name="P57"><text:span text:style-name="T6"/></text:p>
      <text:list xml:id="list7625171592562251386" text:style-name="L13">
        <text:list-item>
          <text:p text:style-name="P64"><text:soft-page-break/><text:span text:style-name="T6">What about name[-2]?</text:span></text:p>
          <text:p text:style-name="P64"><text:span text:style-name="T4">'t'</text:span></text:p>
        </text:list-item>
      </text:list>
      <text:p text:style-name="P57"><text:span text:style-name="T4"/></text:p>
      <text:list xml:id="list5572810259990838163" text:style-name="L14">
        <text:list-item>
          <text:p text:style-name="P20"><text:span text:style-name="T4">What about name[1:-1]?</text:span></text:p>
          <text:p text:style-name="P65"><text:span text:style-name="T4">“ohn Smit”</text:span></text:p>
        </text:list-item>
      </text:list>
      <text:p text:style-name="P57"><text:span text:style-name="T4"/></text:p>
      <text:list xml:id="list5251102389553982527" text:style-name="L15">
        <text:list-item>
          <text:p text:style-name="P21"><text:span text:style-name="T4">How to get the length of a name?</text:span></text:p>
          <text:p text:style-name="P66"><text:span text:style-name="T4">len(name)</text:span></text:p>
        </text:list-item>
      </text:list>
      <text:p text:style-name="P57"><text:span text:style-name="T4"/></text:p>
      <text:list xml:id="list6376212908890806448" text:style-name="L16">
        <text:list-item>
          <text:p text:style-name="P22"><text:span text:style-name="T4">What are the escape sequences in Python?</text:span></text:p>
          <text:p text:style-name="P67"><text:span text:style-name="T4">\\ <text:s/>\' <text:s/>\” <text:s/>\a <text:s/>\v <text:s/>\n <text:s/>\r <text:s/>\t <text:s/>\b <text:s/>\f <text:s/>\ooo <text:s/>\xhh <text:s/>\newline</text:span></text:p>
        </text:list-item>
      </text:list>
      <text:p text:style-name="P57"><text:span text:style-name="T6"/></text:p>
      <text:list xml:id="list2261502244804435062" text:style-name="L17">
        <text:list-item>
          <text:p text:style-name="P68"><text:span text:style-name="T6">What is the result of </text:span><text:span text:style-name="T4">f”{2+2}+{10%3}”</text:span><text:span text:style-name="T6">?</text:span></text:p>
        </text:list-item>
      </text:list>
      <text:p text:style-name="P57"><text:span text:style-name="T6"><text:tab/></text:span><text:span text:style-name="T4">4 + 1</text:span></text:p>
      <text:p text:style-name="P57"><text:span text:style-name="T4"/></text:p>
      <text:list xml:id="list3426011183623538196" text:style-name="L18">
        <text:list-item>
          <text:p text:style-name="P23"><text:span text:style-name="T4">Given (name = “john smith”), what will </text:span><text:span text:style-name="T1">name.title()</text:span><text:span text:style-name="T4"> return?</text:span></text:p>
          <text:p text:style-name="P69"><text:span text:style-name="T4">John Smith</text:span></text:p>
        </text:list-item>
      </text:list>
      <text:p text:style-name="P57"><text:span text:style-name="T4"/></text:p>
      <text:list xml:id="list1467641742675067782" text:style-name="L19">
        <text:list-item>
          <text:p text:style-name="P24"><text:span text:style-name="T4">What does </text:span><text:span text:style-name="T1">name.strip()</text:span><text:span text:style-name="T4"> do?</text:span></text:p>
          <text:p text:style-name="P70"><text:span text:style-name="T4">It will remove whitespace characters at the beginning and end of a string.</text:span></text:p>
        </text:list-item>
      </text:list>
      <text:p text:style-name="P57"><text:span text:style-name="T4"/></text:p>
      <text:list xml:id="list7772230809455670070" text:style-name="L20">
        <text:list-item>
          <text:p text:style-name="P25"><text:span text:style-name="T4">What will </text:span><text:span text:style-name="T1">name.find(“Smith”) </text:span><text:span text:style-name="T4">return?</text:span></text:p>
          <text:p text:style-name="P71"><text:span text:style-name="T4">-1</text:span></text:p>
        </text:list-item>
      </text:list>
      <text:p text:style-name="P5"><text:span text:style-name="T4"/></text:p>
      <text:list xml:id="list7660344985821479094" text:style-name="L21">
        <text:list-item>
          <text:p text:style-name="P26"><text:span text:style-name="T4">What will be the value of </text:span><text:span text:style-name="T1">name </text:span><text:span text:style-name="T4">after we call </text:span><text:span text:style-name="T1">name.replace(“j”, “k”)</text:span><text:span text:style-name="T4">?</text:span></text:p>
          <text:p text:style-name="P72"><text:span text:style-name="T4">kohn smith</text:span></text:p>
        </text:list-item>
      </text:list>
      <text:p text:style-name="P5"><text:span text:style-name="T4"/></text:p>
      <text:list xml:id="list589825399700074768" text:style-name="L22">
        <text:list-item>
          <text:p text:style-name="P27"><text:span text:style-name="T4">How can we check to see if </text:span><text:span text:style-name="T1">name</text:span><text:span text:style-name="T4"> contains </text:span><text:span text:style-name="T1">“John”</text:span><text:span text:style-name="T4">?</text:span></text:p>
          <text:p text:style-name="P73"><text:span text:style-name="T4">name.find(“john”) &gt; 0</text:span></text:p>
        </text:list-item>
      </text:list>
      <text:p text:style-name="P5"><text:span text:style-name="T4"/></text:p>
      <text:list xml:id="list3880106397482375703" text:style-name="L23">
        <text:list-item>
          <text:p text:style-name="P28"><text:span text:style-name="T4">What are the 3 types of numbers in Python?</text:span></text:p>
          <text:p text:style-name="P74"><text:span text:style-name="T4">Integers, floats, complex numbers</text:span></text:p>
        </text:list-item>
      </text:list>
      <text:p text:style-name="P57"><text:span text:style-name="T4"/></text:p>
      <text:p text:style-name="P57"><text:span text:style-name="T4">Control Flow</text:span></text:p>
      <text:list xml:id="list1568872518820898198" text:style-name="L24">
        <text:list-item>
          <text:p text:style-name="P29"><text:span text:style-name="T4">What is the difference between </text:span><text:span text:style-name="T1">10 / 3 and 10 //3</text:span><text:span text:style-name="T4">?</text:span></text:p>
          <text:p text:style-name="P75"><text:span text:style-name="T4">10 // 3 does floor division (rounds down), 10 // 3 = 3</text:span></text:p>
          <text:p text:style-name="P75"><text:span text:style-name="T4">10 / 3 allows for decimal results, 10 / 3 = 10.333333333</text:span></text:p>
        </text:list-item>
      </text:list>
      <text:p text:style-name="P5"><text:span text:style-name="T4"/></text:p>
      <text:list xml:id="list5061484519023250655" text:style-name="L25">
        <text:list-item>
          <text:p text:style-name="P30"><text:span text:style-name="T4">What is the result of 10 ** 3?</text:span></text:p>
          <text:p text:style-name="P76"><text:span text:style-name="T4">1000</text:span></text:p>
        </text:list-item>
      </text:list>
      <text:p text:style-name="P57"><text:span text:style-name="T4"/></text:p>
      <text:list xml:id="list1021929201131634821" text:style-name="L26">
        <text:list-item>
          <text:p text:style-name="P31"><text:soft-page-break/><text:span text:style-name="T4">Given (</text:span><text:span text:style-name="T1">x = 1</text:span><text:span text:style-name="T4">), what will be the value of x after we run (</text:span><text:span text:style-name="T1">x += 2)</text:span><text:span text:style-name="T4">?</text:span></text:p>
          <text:p text:style-name="P77"><text:span text:style-name="T4">3</text:span></text:p>
        </text:list-item>
      </text:list>
      <text:p text:style-name="P57"><text:span text:style-name="T4"/></text:p>
      <text:list xml:id="list6467676050172656182" text:style-name="L27">
        <text:list-item>
          <text:p text:style-name="P32"><text:span text:style-name="T4">How can we round a number?</text:span></text:p>
          <text:p text:style-name="P78"><text:span text:style-name="T4">round(num)</text:span></text:p>
        </text:list-item>
      </text:list>
      <text:p text:style-name="P57"><text:span text:style-name="T6"/></text:p>
      <text:list xml:id="list6667678197456092193" text:style-name="L28">
        <text:list-item>
          <text:p text:style-name="P79"><text:span text:style-name="T6">What is the result of </text:span><text:span text:style-name="T4">float(1)</text:span><text:span text:style-name="T6">?</text:span></text:p>
          <text:p text:style-name="P79"><text:span text:style-name="T4">1.0</text:span></text:p>
        </text:list-item>
      </text:list>
      <text:p text:style-name="P57"><text:span text:style-name="T4"/></text:p>
      <text:list xml:id="list324891877494310624" text:style-name="L29">
        <text:list-item>
          <text:p text:style-name="P33"><text:span text:style-name="T4">What is the result of </text:span><text:span text:style-name="T1">bool(“False”)</text:span><text:span text:style-name="T4">?</text:span></text:p>
          <text:p text:style-name="P80"><text:span text:style-name="T4">True</text:span></text:p>
        </text:list-item>
      </text:list>
      <text:p text:style-name="P57"><text:span text:style-name="T4"/></text:p>
      <text:list xml:id="list7308889198530082161" text:style-name="L30">
        <text:list-item>
          <text:p text:style-name="P34"><text:span text:style-name="T4">What are the falsy values in Python?</text:span></text:p>
          <text:p text:style-name="P81"><text:span text:style-name="T4">Empty lists [], empty tuples (), empty dictionaries {}, empty sets set(), empty strings “”, empty ranges range(0), 0, 0.0, oj, none, false</text:span></text:p>
        </text:list-item>
      </text:list>
      <text:p text:style-name="P57"><text:span text:style-name="T6"/></text:p>
      <text:list xml:id="list8406832140944136357" text:style-name="L31">
        <text:list-item>
          <text:p text:style-name="P82"><text:span text:style-name="T6">What is the result of </text:span><text:span text:style-name="T4">10 == “10”</text:span><text:span text:style-name="T6">?</text:span></text:p>
          <text:p text:style-name="P82"><text:span text:style-name="T4">False</text:span></text:p>
        </text:list-item>
      </text:list>
      <text:p text:style-name="P57"><text:span text:style-name="T4"/></text:p>
      <text:list xml:id="list2624819098231165395" text:style-name="L32">
        <text:list-item>
          <text:p text:style-name="P35"><text:span text:style-name="T4">What is the result of </text:span><text:span text:style-name="T1">“bag” &gt; “apple”</text:span><text:span text:style-name="T4">?</text:span></text:p>
          <text:p text:style-name="P83"><text:span text:style-name="T4">True</text:span></text:p>
        </text:list-item>
      </text:list>
      <text:p text:style-name="P57"><text:span text:style-name="T6"/></text:p>
      <text:list xml:id="list5188588199536538991" text:style-name="L33">
        <text:list-item>
          <text:p text:style-name="P84"><text:span text:style-name="T6">What is the result of </text:span><text:span text:style-name="T4">not(True or False)</text:span><text:span text:style-name="T6">?</text:span></text:p>
          <text:p text:style-name="P84"><text:span text:style-name="T4">False</text:span></text:p>
        </text:list-item>
      </text:list>
      <text:p text:style-name="P57"><text:span text:style-name="T6"/></text:p>
      <text:list xml:id="list2354068546282933963" text:style-name="L34">
        <text:list-item>
          <text:p text:style-name="P85"><text:span text:style-name="T6">Under what circumstances does the expression </text:span><text:span text:style-name="T4">18 &lt;= age &lt; 65</text:span><text:span text:style-name="T6"> evaluate to True?</text:span></text:p>
          <text:p text:style-name="P85"><text:span text:style-name="T4">When the value is age is at least 18, but less than 65</text:span></text:p>
        </text:list-item>
      </text:list>
      <text:p text:style-name="P57"><text:span text:style-name="T4"/></text:p>
      <text:list xml:id="list6077333612828603124" text:style-name="L35">
        <text:list-item>
          <text:p text:style-name="P36"><text:span text:style-name="T4">What does </text:span><text:span text:style-name="T1">range(1, 10, 2)</text:span><text:span text:style-name="T4"> return?</text:span></text:p>
          <text:p text:style-name="P86"><text:span text:style-name="T4">1, 3, 5, 7, 9</text:span></text:p>
        </text:list-item>
      </text:list>
      <text:p text:style-name="P57"><text:span text:style-name="T4"/></text:p>
      <text:list xml:id="list4342158589181219831" text:style-name="L36">
        <text:list-item>
          <text:p text:style-name="P37"><text:span text:style-name="T4">Name 3 iterable objects in Python.</text:span></text:p>
          <text:p text:style-name="P87"><text:span text:style-name="T4">Lists, tuples, dictionaries</text:span></text:p>
        </text:list-item>
      </text:list>
      <text:p text:style-name="P57"><text:span text:style-name="T4"/></text:p>
      <text:p text:style-name="P57"><text:span text:style-name="T4">Functions</text:span></text:p>
      <text:list xml:id="list1842976246199522591" text:style-name="L37">
        <text:list-item>
          <text:p text:style-name="P38"><text:span text:style-name="T4">What is the difference between a parameter and an argument?</text:span></text:p>
          <text:p text:style-name="P88"><text:span text:style-name="T4">A parameter is a variable that is declared in the function definition.</text:span></text:p>
          <text:p text:style-name="P88"><text:span text:style-name="T4">An argument is a value that is passed into a function when it is invoked.</text:span></text:p>
        </text:list-item>
      </text:list>
      <text:p text:style-name="P57"><text:span text:style-name="T4"/></text:p>
      <text:p text:style-name="P57"><text:span text:style-name="T4"/></text:p>
      <text:p text:style-name="P57"><text:span text:style-name="T4"/></text:p>
      <text:list xml:id="list5257177079892131652" text:style-name="L38">
        <text:list-item>
          <text:p text:style-name="P39"><text:soft-page-break/><text:span text:style-name="T4">All functions in Python by default return...</text:span></text:p>
          <text:p text:style-name="P89"><text:span text:style-name="T4">None</text:span></text:p>
        </text:list-item>
      </text:list>
      <text:p text:style-name="P57"><text:span text:style-name="T4"/></text:p>
      <text:list xml:id="list3391109868818709750" text:style-name="L39">
        <text:list-item>
          <text:p text:style-name="P40"><text:span text:style-name="T4">What are keyword arguments and when should we use them?</text:span></text:p>
          <text:p text:style-name="P90"><text:span text:style-name="T4">Keyword arguments are arguments that are “named” as they are passed into a function. We use them when it is unclear how many arguments will be passed in or when we don't know the order in which they will be passed in.</text:span></text:p>
        </text:list-item>
      </text:list>
      <text:p text:style-name="P57"><text:span text:style-name="T4"/></text:p>
      <text:list xml:id="list194557329578500244" text:style-name="L40">
        <text:list-item>
          <text:p text:style-name="P41"><text:span text:style-name="T4">How can we make a parameter of a function optional?</text:span></text:p>
          <text:p text:style-name="P91"><text:span text:style-name="T4">We can make parameters optional by declaring a default value for the parameter in the function definition.</text:span></text:p>
        </text:list-item>
      </text:list>
      <text:p text:style-name="P57"><text:span text:style-name="T6"/></text:p>
      <text:list xml:id="list2916987309553867982" text:style-name="L41">
        <text:list-item>
          <text:p text:style-name="P92"><text:span text:style-name="T6">What happens when we prefix a parameter with an asterisk(*)?</text:span></text:p>
          <text:p text:style-name="P92"><text:span text:style-name="T4">It causes the arguments to be passed into the function as a tuple.</text:span></text:p>
        </text:list-item>
      </text:list>
      <text:p text:style-name="P57"><text:span text:style-name="T4"/></text:p>
      <text:list xml:id="list4984276980421896262" text:style-name="L42">
        <text:list-item>
          <text:p text:style-name="P42"><text:span text:style-name="T4">What about two asterisks(**)?</text:span></text:p>
          <text:p text:style-name="P93"><text:span text:style-name="T4">It causes the arguments to be passed into the function as a dictionary.</text:span></text:p>
        </text:list-item>
      </text:list>
      <text:p text:style-name="P57"><text:span text:style-name="T6"/></text:p>
      <text:list xml:id="list7480194489071528581" text:style-name="L43">
        <text:list-item>
          <text:p text:style-name="P94"><text:span text:style-name="T6">What is scope?</text:span></text:p>
          <text:p text:style-name="P94"><text:span text:style-name="T4">Scope defines areas of code and the variables that can be accessed in those areas. <text:s/>In order to use a variable, it must be in the same scope as the portion of code that attempts to use it.</text:span></text:p>
        </text:list-item>
      </text:list>
      <text:p text:style-name="P57"><text:span text:style-name="T4"/></text:p>
      <text:list xml:id="list8214281983457864357" text:style-name="L44">
        <text:list-item>
          <text:p text:style-name="P43"><text:span text:style-name="T4">What is the difference between local and global variables?</text:span></text:p>
          <text:p text:style-name="P95"><text:span text:style-name="T4">Local variables are scoped and can only be used by parts of the code within the same scope. <text:s/>Global variables can be accessed anywhere in the code.</text:span></text:p>
        </text:list-item>
      </text:list>
      <text:p text:style-name="P57"><text:span text:style-name="T4"/></text:p>
      <text:list xml:id="list2072848058028329209" text:style-name="L45">
        <text:list-item>
          <text:p text:style-name="P44"><text:span text:style-name="T4">Why is using the </text:span><text:span text:style-name="T1">global</text:span><text:span text:style-name="T4"> statement a bad practice?</text:span></text:p>
          <text:p text:style-name="P96"><text:span text:style-name="T4">It may introduce bugs into the code that can be difficult to track down due to the unscoped nature of global entities.</text:span></text:p>
        </text:list-item>
      </text:list>
      <text:p text:style-name="P57"><text:span text:style-name="T4"/></text:p>
      <text:p text:style-name="P57"><text:span text:style-name="T4">Coding Exercises</text:span></text:p>
      <text:list xml:id="list2159621263955095193" text:style-name="L46">
        <text:list-item>
          <text:p text:style-name="P45"><text:span text:style-name="T4">Write a function that returns the maximum of two numbers.</text:span></text:p>
        </text:list-item>
      </text:list>
      <text:p text:style-name="P5"><text:span text:style-name="T4"/></text:p>
      <text:list xml:id="list6729881626816292451" text:style-name="L47">
        <text:list-item>
          <text:p text:style-name="P46"><text:span text:style-name="T4">Write a function call fizz_buzz that takes a number</text:span></text:p>
          <text:p text:style-name="P46"><text:span text:style-name="T4">1. If the number is divisible by 3, it should return “Fizz”</text:span></text:p>
          <text:p text:style-name="P46"><text:span text:style-name="T4">2. If it is divisible by 5, it should return “Buzz”</text:span></text:p>
          <text:p text:style-name="P46"><text:span text:style-name="T4">3. If it is divisible by both 3 and 5, it should return “FizzBuzz”</text:span></text:p>
          <text:p text:style-name="P46"><text:span text:style-name="T4">4. Otherwise, it should return the same number</text:span></text:p>
        </text:list-item>
      </text:list>
      <text:p text:style-name="P5"><text:span text:style-name="T4"/></text:p>
      <text:p text:style-name="P49"><text:span text:style-name="T6"/></text:p>
      <text:list xml:id="list4259006727646638085" text:style-name="L48">
        <text:list-item>
          <text:p text:style-name="P50"><text:soft-page-break/><text:span text:style-name="T6">Write a function for checking the speed of drivers. This function should have one parameter: speed.</text:span></text:p>
          <text:p text:style-name="P50"><text:span text:style-name="T6">1. If speed is less than 70, it should print “Ok”</text:span></text:p>
          <text:p text:style-name="P50"><text:span text:style-name="T6">2. Otherwise, for every 5km above the speed limit (70), it should give the driver one demerit point and print the total number of demerit points. <text:s/>For example, if the speed is 80, it should print: “Points: 2”</text:span></text:p>
          <text:p text:style-name="P50"><text:span text:style-name="T6">3. If the driver gets more than 12 points, the function should print “License suspended”</text:span></text:p>
        </text:list-item>
      </text:list>
      <text:p text:style-name="P49"><text:span text:style-name="T6"/></text:p>
      <text:list xml:id="list97591180246785585" text:style-name="L49">
        <text:list-item>
          <text:p text:style-name="P51"><text:span text:style-name="T6">Write a function called </text:span><text:span text:style-name="T1">showNumbe</text:span><text:span text:style-name="T6">r</text:span><text:span text:style-name="T1">s </text:span><text:span text:style-name="T6">that takes a parameter called </text:span><text:span text:style-name="T1">limit</text:span><text:span text:style-name="T6">. It should print all the numbers between 0 and limit with a label to identify the even and odd numbers. For example, if the limit is 3, it should print:</text:span></text:p>
        </text:list-item>
      </text:list>
      <text:list xml:id="list6064454385478003259" text:style-name="L50">
        <text:list-item>
          <text:p text:style-name="P52"><text:span text:style-name="T6">0 EVEN</text:span></text:p>
        </text:list-item>
        <text:list-item>
          <text:p text:style-name="P52"><text:span text:style-name="T6">1 ODD</text:span></text:p>
        </text:list-item>
        <text:list-item>
          <text:p text:style-name="P52"><text:span text:style-name="T6">2 EVEN</text:span></text:p>
        </text:list-item>
        <text:list-item>
          <text:p text:style-name="P52"><text:span text:style-name="T6">3 ODD</text:span></text:p>
        </text:list-item>
      </text:list>
      <text:p text:style-name="P49"><text:span text:style-name="T6"/></text:p>
      <text:list xml:id="list5641478588344046578" text:style-name="L51">
        <text:list-item>
          <text:p text:style-name="P53"><text:span text:style-name="T6">Write a function that returns the sum of multiples of 3 and 5 between 0 and </text:span><text:span text:style-name="T1">limit</text:span><text:span text:style-name="T6"> (parameter). For example, if limit is 20, it should return the sum of 3, 5, 6, 9, 10, 12, 15, 18, 20.</text:span></text:p>
        </text:list-item>
      </text:list>
      <text:p text:style-name="P49"><text:span text:style-name="T6"/></text:p>
      <text:list xml:id="list8360205593215477423" text:style-name="L52">
        <text:list-item>
          <text:p text:style-name="P54"><text:span text:style-name="T6">Write a function called </text:span><text:span text:style-name="T1">show_stars(rows)</text:span><text:span text:style-name="T6">. If </text:span><text:span text:style-name="T1">rows</text:span><text:span text:style-name="T6"> is 5 it should print the following:</text:span></text:p>
          <text:p text:style-name="P54"><text:span text:style-name="T6">*</text:span></text:p>
          <text:p text:style-name="P54"><text:span text:style-name="T6">**</text:span></text:p>
          <text:p text:style-name="P54"><text:span text:style-name="T6">***</text:span></text:p>
          <text:p text:style-name="P54"><text:span text:style-name="T6">****</text:span></text:p>
          <text:p text:style-name="P54"><text:span text:style-name="T6">*****</text:span></text:p>
        </text:list-item>
      </text:list>
      <text:p text:style-name="P49"><text:span text:style-name="T6"/></text:p>
      <text:p text:style-name="P49"><text:span text:style-name="T6">7. Write a function that prints all the prime numbers between 0 and </text:span><text:span text:style-name="T1"><text:s/>limit</text:span><text:span text:style-name="T6"> where limit is a parame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" svg:font-family="Courier, monospace"/>
    <style:font-face style:name="OpenSymbol" svg:font-family="OpenSymbol"/>
    <style:font-face style:name="Times" svg:font-family="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Johnson</meta:initial-creator>
    <meta:creation-date>2021-03-19T07:20:48.73</meta:creation-date>
    <dc:date>2021-03-19T08:30:58</dc:date>
    <dc:creator>Chris Johnson</dc:creator>
    <meta:editing-duration>PT38M8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5" meta:paragraph-count="121" meta:word-count="1102" meta:character-count="5696"/>
  </office:meta>
</office:document-meta>
</file>